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139in" loext:contextual-spacing="false" fo:line-height="138%" style:writing-mode="lr-tb"/>
      <style:text-properties fo:font-variant="normal" fo:text-transform="none" fo:color="#000000" style:font-name="Arial" fo:font-size="12pt" fo:font-style="normal" style:text-underline-style="none" fo:font-weight="normal" fo:background-color="transparent"/>
    </style:style>
    <style:style style:name="P2" style:family="paragraph" style:parent-style-name="Text_20_body">
      <style:paragraph-properties fo:margin-top="0in" fo:margin-bottom="0.139in" loext:contextual-spacing="false" fo:line-height="138%" style:writing-mode="lr-tb"/>
      <style:text-properties fo:font-variant="normal" fo:text-transform="none" fo:color="#000000" style:font-name="Arial" fo:font-size="12pt" fo:font-style="normal" style:text-underline-style="none" fo:font-weight="normal" officeooo:paragraph-rsid="001c261e" fo:background-color="transparent"/>
    </style:style>
    <style:style style:name="P3" style:family="paragraph" style:parent-style-name="Text_20_body">
      <style:paragraph-properties fo:margin-left="0in" fo:margin-right="0in" fo:margin-top="0in" fo:margin-bottom="0.139in" loext:contextual-spacing="false" fo:line-height="138%" fo:text-indent="0in" style:auto-text-indent="false" style:writing-mode="lr-tb"/>
      <style:text-properties fo:font-variant="normal" fo:text-transform="none" fo:color="#000000" style:font-name="Arial" fo:font-size="12pt" fo:font-style="normal" style:text-underline-style="none" fo:font-weight="normal" fo:background-color="transparent"/>
    </style:style>
    <style:style style:name="P4" style:family="paragraph" style:parent-style-name="Text_20_body">
      <style:paragraph-properties fo:margin-left="0in" fo:margin-right="0in" fo:margin-top="0in" fo:margin-bottom="0.139in" loext:contextual-spacing="false" fo:line-height="138%" fo:text-indent="0in" style:auto-text-indent="false" style:writing-mode="lr-tb"/>
      <style:text-properties style:text-underline-style="none"/>
    </style:style>
    <style:style style:name="T1" style:family="text">
      <style:text-properties officeooo:rsid="001c261e"/>
    </style:style>
    <style:style style:name="T2" style:family="text">
      <style:text-properties fo:font-variant="normal" fo:text-transform="none" fo:color="#000000" style:font-name="Arial" fo:font-size="12pt" fo:font-style="normal" fo:font-weight="normal"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8f5fe01f-7fff-d883-b834-1a52e190c772"/>Chapter 4 Review Question </text:p>
      <text:p text:style-name="P1">What two conditions must be met for a entity to be classified as a weak entity?  Give an example. </text:p>
      <text:p text:style-name="P2"><text:span text:style-name="T1">1. <text:s/>Must contain as a portion of its own primary key that of the related table’s primary key</text:span></text:p>
      <text:p text:style-name="P1">What is a strong relationship and how is it depicted in ERD? When primary keys are used as a primary key identifier in another table.  It is a solid line. </text:p>
      <text:p text:style-name="P1">What is a multivalued attribute’s effect on attributes, entities and relatinships? </text:p>
      <text:p text:style-name="P3">Creates  multivalued dependencies, complicates entities and relationships </text:p>
      <text:p text:style-name="P1">What is  a composite entity and when is it used? </text:p>
      <text:p text:style-name="P3">A table that is formed with two PK from the two other tables (M:M) to create two new relationships of the type 1:M or 1:1.  (It is a good point to also define/identify the optionality of the relatinships as well as either mandatory or not). </text:p>
      <text:p text:style-name="P1">What is a recursive relationship? </text:p>
      <text:p text:style-name="P4"><text:span text:style-name="T2">Question – need to find answer to does a recursive relationship happen only with unary relationships?  Can there be a binary recursive relationship? The book uses the marriage example for two employees (same entity set, which is therefore unary recursive)…it also explains more about the unary relationship and its role in things like manufacturing (parts requiring other parts to build them).  The book continues to discuss recursive relationship in a setting of unary relationships only. It skips right past the matter of recursive as it could apply to other things like a system of Parts and Parts tracking e.g. or something that requires 2 tables to do yet remains recursive somehow.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20:06:09.710702784</meta:creation-date>
    <dc:date>2018-10-15T21:00:16.156386775</dc:date>
    <meta:editing-duration>PT7H55M18S</meta:editing-duration>
    <meta:editing-cycles>1</meta:editing-cycles>
    <meta:document-statistic meta:table-count="0" meta:image-count="0" meta:object-count="0" meta:page-count="1" meta:paragraph-count="10" meta:word-count="259" meta:character-count="1540" meta:non-whitespace-character-count="1273"/>
    <meta:generator>LibreOffice/6.0.1.1$Linux_X86_64 LibreOffice_project/00m0$Build-1</meta:generator>
  </office:meta>
</office:document-meta>
</file>